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gression eigentlich falscher Begriff aber leute sagens halt so</text:p>
      <text:p text:style-name="Standard"/>
      <text:p text:style-name="Standard">für Klassifizierungs-Probleme in Ja und Nein</text:p>
      <text:p text:style-name="Standard">-Lineare Seperabilität</text:p>
      <text:p text:style-name="Standard">-Konvexe Kostenfunktion</text:p>
      <text:p text:style-name="Standard">-Funktionen machen dafür keinen Sinn</text:p>
      <text:p text:style-name="Standard">-Unterschied zu vorher</text:p>
      <text:p text:style-name="Standard"><text:tab/>-Zu X gab es viele verschiedene Y</text:p>
      <text:p text:style-name="Standard"><text:tab/>-Jetzt gibt es nur 0 und 1 bei Y</text:p>
      <text:p text:style-name="Standard">-Lineare Regression schlecht für Klassifikation, weil es sich zu sehr verändert mit neuen extremen Werten</text:p>
      <text:p text:style-name="Standard">Logistische Regression mit Sigmoid-Funktion -&gt; Bei z=0 ist y 0.5, bei negativen Zahlen läufts gegen 0 und bei Positiven läufts gegen 1</text:p>
      <text:p text:style-name="Standard"><draw:frame draw:style-name="fr1" draw:name="Objekt1" text:anchor-type="as-char" svg:width="4.651cm" svg:height="1.13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Ableitung davon auch wichtig</text:p>
      <text:p text:style-name="Standard">-Funktion zum normalisieren da, Hypothese wird eingesetzt und damit in den bereich 0-1 gequetscht</text:p>
      <text:p text:style-name="Standard">-ändert sich nicht viel bei extremen werten</text:p>
      <text:p text:style-name="Standard">Wir sehen y als Wahrscheinlichkeit an, dass der Wert eintrifft</text:p>
      <text:p text:style-name="Standard">-Man muss es irgendwie Linear unterteilen können</text:p>
      <text:p text:style-name="Standard">-Unterschied zur Linearen Regression is eigentlich hauptsächlich die Sigmoid Funktion</text:p>
      <text:p text:style-name="Standard"/>
      <text:p text:style-name="Standard">Wies geht:</text:p>
      <text:p text:style-name="Standard"><text:tab/>-Man hat ne Hypothese Teta bei der man sagt die Daten sind so getrennt</text:p>
      <text:p text:style-name="Standard"><text:tab/>-&gt; man testet die Hypothese</text:p>
      <text:p text:style-name="Standard"><text:tab/>-Wenn sich zeug nicht klar trennen lässt</text:p>
      <text:p text:style-name="Standard"><text:tab/><text:tab/>-könnte man Hypothese komplexer machen</text:p>
      <text:p text:style-name="Standard"><text:tab/><text:tab/>-man machts aber so, dass</text:p>
      <text:p text:style-name="Standard"/>
      <text:p text:style-name="Standard">Fehlerfunktion:</text:p>
      <text:p text:style-name="Standard"><text:tab/>// wenn y (eigentlich, also en fait) = 1 bzw. 0</text:p>
      <text:p text:style-name="Standard"><text:tab/>wenn y=1 -&gt; -log(hypothese) -&gt; wenns 1 is is fehler 0 und wenns 0 is is fehler unendlich</text:p>
      <text:p text:style-name="Standard"><text:tab/>wenn y=0 -&gt; -log(1-hypothese) -&gt; das Gleiche gespiegelt <text:s/>an Senkrechter Achse</text:p>
      <text:p text:style-name="Standard"><text:tab/>-&gt; Beide Vereinen zu y*log(hypothese)+(1-y)*log(1-hypothese)</text:p>
      <text:p text:style-name="Standard"><text:tab/><text:tab/>-&gt; Bei unterer Funktion wird alles was näher an Null is größer gemacht</text:p>
      <text:p text:style-name="Standard"><text:tab/><text:tab/>-&gt; Bei oberer Funktion wird alles was nah an 1 is größer gemacht, beides wird <text:tab/><text:tab/><text:tab/>addiert und die weniger größer gemachten werte sind weniger einschlagend</text:p>
      <text:p text:style-name="Standard"><text:tab/><text:tab/><text:tab/>-&gt; Hauptsache kombinierte funktion</text:p>
      <text:p text:style-name="Standard"><text:tab/>-KostenFunktion optimieren</text:p>
      <text:p text:style-name="Standard"><text:tab/>-Bei Ableitung kommt das gleiche raus wie bei Gradient descent bzw. Linearer Regression, <text:tab/>aber halt mit anderer Hypothese</text:p>
      <text:p text:style-name="Standard"><text:tab/>-&gt; x ist inputwert von pixel nummer j</text:p>
      <text:p text:style-name="Standard"/>
      <text:p text:style-name="Standard">-Bei problem, ist es eine Hand oder eine Maus oder eine Schere</text:p>
      <text:p text:style-name="Standard"><text:tab/>-nicht mehr 0 oder 1 sonder 0 1 oder 2</text:p>
      <text:p text:style-name="Standard"><text:tab/>-&gt; für jedes zu erkennende Objekt einen Experten Detektor</text:p>
      <text:p text:style-name="Standard"><text:tab/>-&gt; Alle Testen und das nehmen, wo man die Maximale Wahrscheinlichkeit hat</text:p>
      <text:p text:style-name="Standard"><text:tab/><text:tab/>- Also das größte Y</text:p>
      <text:p text:style-name="Standard"/>
      <text:p text:style-name="Standard">-&gt; Wenn hypothese verändert wird, wird verändert, was nach der Sigmoid funktion über und unter 0,5 ist</text:p>
      <text:p text:style-name="Standard"><text:soft-page-break/>-&gt; mit verschiedenen Hypothesen sind verschiedene Sachen positiv bzw. Negativ</text:p>
      <text:p text:style-name="Standard"/>
      <text:p text:style-name="Standard">Extra Tricks:</text:p>
      <text:p text:style-name="Standard"><text:tab/>Wenn man ein Bild aus den ganzen Tetas macht, sieht man welche Pixel wie dazubeitragen <text:tab/>obs ne bestimmte zahl is.</text:p>
      <text:p text:style-name="Standard"><text:tab/>Wenn man die Pixel mit dem Durchschnittsbild aller Trainingsbilder Multipliziert, werden <text:tab/>alle Pixel ausgecancelled, welche eigentlich keinen unterschied mach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M36S</meta:editing-duration>
    <meta:editing-cycles>28</meta:editing-cycles>
    <meta:generator>OpenOffice/4.0.0$Win32 OpenOffice.org_project/400m3$Build-9702</meta:generator>
    <dc:date>2015-07-16T11:26:22.41</dc:date>
    <meta:document-statistic meta:table-count="0" meta:image-count="0" meta:object-count="1" meta:page-count="2" meta:paragraph-count="44" meta:word-count="402" meta:character-count="25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g</mi>
      <mrow>
        <mrow>
          <mrow>
            <mo stretchy="false">(</mo>
            <mrow>
              <mi>z</mi>
            </mrow>
            <mo stretchy="false">)</mo>
          </mrow>
          <mo stretchy="false">=</mo>
          <mfrac>
            <mn>1</mn>
            <mrow>
              <mo stretchy="false">(</mo>
              <mrow>
                <mrow>
                  <mn>1</mn>
                  <mo stretchy="false">+</mo>
                  <msup>
                    <mi>e</mi>
                    <mrow>
                      <mo stretchy="false">(</mo>
                      <mrow>
                        <mrow>
                          <mo stretchy="false">−</mo>
                          <mi>z</mi>
                        </mrow>
                      </mrow>
                      <mo stretchy="false">)</mo>
                    </mrow>
                  </msup>
                </mrow>
              </mrow>
              <mo stretchy="false">)</mo>
            </mrow>
          </mfrac>
        </mrow>
        <mo stretchy="false">=</mo>
        <mfrac>
          <msup>
            <mi>e</mi>
            <mi>z</mi>
          </msup>
          <mrow>
            <mo stretchy="false">(</mo>
            <mrow>
              <mrow>
                <msup>
                  <mi>e</mi>
                  <mi>z</mi>
                </msup>
                <mo stretchy="false">+</mo>
                <mn>1</mn>
              </mrow>
            </mrow>
            <mo stretchy="false">)</mo>
          </mrow>
        </mfrac>
      </mrow>
    </mrow>
    <annotation encoding="StarMath 5.0">g(z) = 1 over (1+e^(-z)) = e^z over (e^z +1)</annotation>
  </semantics>
</math>
</file>